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</style:style>
    <style:style style:name="P7" style:family="paragraph" style:parent-style-name="Preformatted_20_Text">
      <style:paragraph-properties fo:padding="0cm" fo:border="none"/>
    </style:style>
    <style:style style:name="P8" style:family="paragraph" style:parent-style-name="Preformatted_20_Text">
      <style:paragraph-properties fo:margin-top="0cm" fo:margin-bottom="0.247cm" style:contextual-spacing="false"/>
    </style:style>
    <style:style style:name="P9" style:family="paragraph" style:parent-style-name="Preformatted_20_Text">
      <style:text-properties officeooo:rsid="000ff444" officeooo:paragraph-rsid="000ff444"/>
    </style:style>
    <style:style style:name="P10" style:family="paragraph" style:parent-style-name="Text_20_body">
      <style:text-properties officeooo:rsid="000ff444" officeooo:paragraph-rsid="000ff444"/>
    </style:style>
    <style:style style:name="P11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  <style:text-properties loext:padding="0cm" loext:border="none"/>
    </style:style>
    <style:style style:name="P12" style:family="paragraph" style:parent-style-name="Standard">
      <style:text-properties officeooo:rsid="000f3c47" officeooo:paragraph-rsid="000f3c47"/>
    </style:style>
    <style:style style:name="P13" style:family="paragraph" style:parent-style-name="Preformatted_20_Text">
      <style:paragraph-properties fo:margin-top="0cm" fo:margin-bottom="0.247cm" style:contextual-spacing="false"/>
    </style:style>
    <style:style style:name="P14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  <style:text-properties officeooo:paragraph-rsid="0011a6e7"/>
    </style:style>
    <style:style style:name="P15" style:family="paragraph" style:parent-style-name="Preformatted_20_Text">
      <style:text-properties officeooo:rsid="000ff444" officeooo:paragraph-rsid="0011a6e7"/>
    </style:style>
    <style:style style:name="P16" style:family="paragraph" style:parent-style-name="Text_20_body">
      <style:text-properties officeooo:rsid="0011a6e7" officeooo:paragraph-rsid="0011a6e7"/>
    </style:style>
    <style:style style:name="P17" style:family="paragraph" style:parent-style-name="Text_20_body">
      <style:text-properties officeooo:rsid="000ff444" officeooo:paragraph-rsid="000ff444"/>
    </style:style>
    <style:style style:name="T1" style:family="text">
      <style:text-properties loext:padding="0cm" loext:border="none"/>
    </style:style>
    <style:style style:name="T2" style:family="text">
      <style:text-properties officeooo:rsid="000f3c47"/>
    </style:style>
    <style:style style:name="T3" style:family="text">
      <style:text-properties officeooo:rsid="000ff444"/>
    </style:style>
    <style:style style:name="T4" style:family="text">
      <style:text-properties officeooo:rsid="0011a6e7"/>
    </style:style>
    <style:style style:name="T5" style:family="text">
      <style:text-properties officeooo:rsid="0011a6e7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</text:p>
      <text:p text:style-name="P7"/>
      <text:p text:style-name="P7">C#m <text:s/></text:p>
      <text:p text:style-name="P7"/>
      <text:p text:style-name="P7"/>
      <text:p text:style-name="P7">Verse 1</text:p>
      <text:p text:style-name="P7"/>
      <text:p text:style-name="P7"><text:s text:c="11"/>C#m <text:s text:c="12"/>F#m7</text:p>
      <text:p text:style-name="P7"/>
      <text:p text:style-name="P7">Now, arise, O Lord to Your resting place</text:p>
      <text:p text:style-name="P7"/>
      <text:p text:style-name="P7"><text:s text:c="5"/>C#m <text:s text:c="11"/>F#m7</text:p>
      <text:p text:style-name="P7"/>
      <text:p text:style-name="P7">With all Your power and might</text:p>
      <text:p text:style-name="P7"/>
      <text:p text:style-name="P7"><text:s text:c="6"/>C#m <text:s text:c="20"/>A</text:p>
      <text:p text:style-name="P7"/>
      <text:p text:style-name="P7">As we stand here clothed in Your righteousness</text:p>
      <text:p text:style-name="P7"/>
      <text:p text:style-name="P7"><text:s text:c="8"/>E <text:s text:c="17"/>B</text:p>
      <text:p text:style-name="P7"/>
      <text:p text:style-name="P7">We will sing and dance for joy</text:p>
      <text:p text:style-name="P7"/>
      <text:p text:style-name="P7"><text:s text:c="4"/>F#m <text:s text:c="8"/>C#m </text:p>
      <text:p text:style-name="P7"/>
      <text:p text:style-name="P7">For You have chosen Zion</text:p>
      <text:p text:style-name="P7"/>
      <text:p text:style-name="P7"><text:s text:c="7"/>A <text:s text:c="14"/>B</text:p>
      <text:p text:style-name="P7"/>
      <text:p text:style-name="P7">As a place for You to dwell</text:p>
      <text:p text:style-name="P7"/>
      <text:p text:style-name="P7"/>
      <text:p text:style-name="P7">Chorus 1</text:p>
      <text:p text:style-name="P7"/>
      <text:p text:style-name="P7"><text:s text:c="8"/>C#m <text:s text:c="9"/>A <text:s text:c="11"/>E <text:s text:c="9"/>B</text:p>
      <text:p text:style-name="P7"/>
      <text:p text:style-name="P7">We will run, we will run to the mountain of God</text:p>
      <text:p text:style-name="P7"/>
      <text:p text:style-name="P7"><text:s text:c="8"/>C#m <text:s text:c="8"/>A <text:s text:c="7"/>E <text:s text:c="9"/>B <text:s text:c="2"/></text:p>
      <text:p text:style-name="P7"/>
      <text:p text:style-name="P7">We will sound the alarm, salvation has come</text:p>
      <text:p text:style-name="P7"/>
      <text:p text:style-name="P7"><text:s text:c="8"/>C#m <text:s text:c="12"/>A <text:s text:c="14"/>E <text:s text:c="10"/>B</text:p>
      <text:p text:style-name="P7"/>
      <text:p text:style-name="P7">We will dance, we will praise, we will worship the name</text:p>
      <text:p text:style-name="P7"/>
      <text:p text:style-name="P7"><text:s text:c="4"/>F#m <text:s text:c="5"/>C#m <text:s text:c="2"/>A <text:s text:c="9"/>B </text:p>
      <text:p text:style-name="P7"/>
      <text:p text:style-name="P7">And all will bow before the glory</text:p>
      <text:p text:style-name="P7"/>
      <text:p text:style-name="P7"><text:s text:c="4"/>C#m A E <text:s text:c="6"/>B <text:s text:c="5"/>C#m </text:p>
      <text:p text:style-name="P7"/>
      <text:p text:style-name="P7"><text:s text:c="10"/>Of God <text:s text:c="5"/>the glory of God</text:p>
      <text:p text:style-name="P7"/>
      <text:p text:style-name="P7"><text:s text:c="4"/>F#m C#m7 A E F#m7 C#m7 A B</text:p>
      <text:p text:style-name="P7"/>
      <text:p text:style-name="P7"><text:s text:c="10"/>Of God</text:p>
      <text:p text:style-name="P7"/>
      <text:p text:style-name="P7"><text:s text:c="4"/>F#m <text:s text:c="5"/>C#m <text:s text:c="2"/>A <text:s text:c="9"/>B</text:p>
      <text:p text:style-name="P7"/>
      <text:p text:style-name="P7"><text:s text:c="10"/>And all will bow before the glory</text:p>
      <text:p text:style-name="P7"/>
      <text:p text:style-name="P7"><text:s text:c="14"/>F#m7 <text:s text:c="4"/>C#m <text:s text:c="2"/>A <text:s text:c="10"/>B <text:s text:c="5"/>C#m</text:p>
      <text:p text:style-name="P7"/>
      <text:p text:style-name="P7"><text:soft-page-break/><text:s text:c="10"/>And all will bow before the glory of God</text:p>
      <text:p text:style-name="P7"/>
      <text:p text:style-name="P7"/>
      <text:p text:style-name="P7">Verse 2</text:p>
      <text:p text:style-name="P7"/>
      <text:p text:style-name="P7"><text:s text:c="10"/>C#m7 <text:s text:c="12"/>F#m7</text:p>
      <text:p text:style-name="P7"/>
      <text:p text:style-name="P7">You swore an oath unto Abraham</text:p>
      <text:p text:style-name="P7"/>
      <text:p text:style-name="P7"><text:s text:c="9"/>C#m7 <text:s text:c="10"/>F#m7</text:p>
      <text:p text:style-name="P7"/>
      <text:p text:style-name="P7">Your covenant will stand</text:p>
      <text:p text:style-name="P7"/>
      <text:p text:style-name="P7"><text:s text:c="8"/>C#m7 <text:s text:c="14"/>A</text:p>
      <text:p text:style-name="P7"/>
      <text:p text:style-name="P7">And on Your throne in Jerusalem</text:p>
      <text:p text:style-name="P7"/>
      <text:p text:style-name="P7">E <text:s text:c="14"/>B</text:p>
      <text:p text:style-name="P7"/>
      <text:p text:style-name="P7">You provided a Lamb</text:p>
      <text:p text:style-name="P7"/>
      <text:p text:style-name="P7"><text:s text:c="4"/>F#m <text:s text:c="11"/>C#m <text:s text:c="6"/>A <text:s text:c="16"/>B</text:p>
      <text:p text:style-name="P7"/>
      <text:p text:style-name="P7">For You have chosen Zion, to make Your glory known</text:p>
      <text:p text:style-name="P7"/>
      <text:p text:style-name="P7"/>
      <text:p text:style-name="P7">[Chorus 1]</text:p>
      <text:p text:style-name="P7"/>
      <text:p text:style-name="P7"/>
      <text:p text:style-name="P7">Bridge</text:p>
      <text:p text:style-name="P7"/>
      <text:p text:style-name="P7"><text:s text:c="2"/>C#m7 <text:s text:c="3"/>A <text:s text:c="6"/>E <text:s text:c="8"/>B <text:s text:c="19"/>C#m7 A E B <text:s text:c="4"/></text:p>
      <text:p text:style-name="P7"/>
      <text:p text:style-name="P7">Hodu L'Adonai ki tov <text:s/>Your love endures forever </text:p>
      <text:p text:style-name="P7"/>
      <text:p text:style-name="P7"/>
      <text:p text:style-name="P7">[Chorus 1]</text:p>
      <text:p text:style-name="P7"/>
      <text:p text:style-name="P7"/>
      <text:p text:style-name="P7">Interlude</text:p>
      <text:p text:style-name="P7"/>
      <text:p text:style-name="P7">C#m C#maug C#m C#maug</text:p>
      <text:p text:style-name="P7"/>
      <text:p text:style-name="P7"/>
      <text:p text:style-name="P7">Verse 3</text:p>
      <text:p text:style-name="P7"/>
      <text:p text:style-name="P7"><text:s text:c="2"/>C#m <text:s text:c="8"/>C#maug <text:s/>C#m </text:p>
      <text:p text:style-name="P7"/>
      <text:p text:style-name="P7">Ani ma'amin, ani ma'amin, Be'emuna shelema.</text:p>
      <text:p text:style-name="P7"/>
      <text:p text:style-name="P7">F#m <text:s text:c="7"/>D </text:p>
      <text:p text:style-name="P7"/>
      <text:p text:style-name="P7">Be'viat hamashiach</text:p>
      <text:p text:style-name="P7"/>
      <text:p text:style-name="P7"><text:s/>F#m6 <text:s text:c="7"/>G# <text:s text:c="14"/></text:p>
      <text:p text:style-name="P7"/>
      <text:p text:style-name="P7">Ani, ani ma'amin</text:p>
      <text:p text:style-name="P7"/>
      <text:p text:style-name="P7"/>
      <text:p text:style-name="P7">Chorus 2</text:p>
      <text:p text:style-name="P7"/>
      <text:p text:style-name="P7"><text:s text:c="4"/>C#m</text:p>
      <text:p text:style-name="P7"/>
      <text:p text:style-name="P7">Mashiach, mashiach, mashiach</text:p>
      <text:p text:style-name="P7"><text:soft-page-break/></text:p>
      <text:p text:style-name="P7">F#m </text:p>
      <text:p text:style-name="P7"/>
      <text:p text:style-name="P7">Ai-yai-yai-yai-yai-yai</text:p>
      <text:p text:style-name="P7"/>
      <text:p text:style-name="P7"><text:s text:c="4"/>B </text:p>
      <text:p text:style-name="P7"/>
      <text:p text:style-name="P7">Mashiach, mashiach, mashiach</text:p>
      <text:p text:style-name="P7"/>
      <text:p text:style-name="P7"><text:s/>E <text:s text:c="21"/></text:p>
      <text:p text:style-name="P7"/>
      <text:p text:style-name="P7">Ai-yai-yai-yai-yai-yai</text:p>
      <text:p text:style-name="P7"/>
      <text:p text:style-name="P7"/>
      <text:p text:style-name="P7">Tag</text:p>
      <text:p text:style-name="P7"/>
      <text:p text:style-name="P7">G#5</text:p>
      <text:p text:style-name="P7"/>
      <text:p text:style-name="P7"><text:s/>Ve <text:s/>af al pi sheyit-mah-me-a Im kol zeh, acha-ke loh</text:p>
      <text:p text:style-name="P7"/>
      <text:p text:style-name="P7"><text:s text:c="24"/>B5 <text:s/>G#5</text:p>
      <text:p text:style-name="P7"/>
      <text:p text:style-name="P7">Acha-ke loh bechol yom sheyavoh</text:p>
      <text:p text:style-name="P7"/>
      <text:p text:style-name="P7"><text:s text:c="2"/></text:p>
      <text:p text:style-name="P7"/>
      <text:p text:style-name="P7"><text:s text:c="2"/>B5 G#5 <text:s text:c="3"/>B5 G#5</text:p>
      <text:p text:style-name="P7"/>
      <text:p text:style-name="P7"><text:s text:c="10"/>Sheyavoh, sheyavoh</text:p>
      <text:p text:style-name="P7"/>
      <text:p text:style-name="P7"/>
      <text:p text:style-name="P7">[Verse 3]</text:p>
      <text:p text:style-name="P7"/>
      <text:p text:style-name="P7"/>
      <text:p text:style-name="P7">[Chorus 2]</text:p>
      <text:p text:style-name="P7"/>
      <text:p text:style-name="P7"/>
      <text:p text:style-name="P7">Ending</text:p>
      <text:p text:style-name="P7"/>
      <text:p text:style-name="P7"><text:s text:c="2"/>B5 G#5 <text:s text:c="3"/>B5 G#5 <text:s text:c="3"/>B5 G#5</text:p>
      <text:p text:style-name="P7"/>
      <text:p text:style-name="P7">Sheyavoh, sheyavoh, sheyavoh</text:p>
      <text:p text:style-name="P7"/>
      <text:p text:style-name="P7"><text:s text:c="4"/>C#m</text:p>
      <text:p text:style-name="P7"/>
      <text:p text:style-name="P6">MASHIA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Huele a Victoria</text:p>
      <text:p text:style-name="P12"/>
      <text:p text:style-name="P4"><text:s/><text:span text:style-name="T1">Gm</text:span></text:p>
      <text:p text:style-name="P8">//Somos como escudos,</text:p>
      <text:p text:style-name="P4"><text:s/><text:span text:style-name="T1">F</text:span></text:p>
      <text:p text:style-name="P8"><text:s text:c="2"/>tres son los valientes</text:p>
      <text:p text:style-name="P4"><text:s/><text:span text:style-name="T1">Gm</text:span></text:p>
      <text:p text:style-name="P8"><text:s text:c="2"/>y con su Espíritu</text:p>
      <text:p text:style-name="P4"><text:s/><text:span text:style-name="T1">F</text:span> <text:s text:c="15"/><text:span text:style-name="T1">Gm</text:span> (<text:span text:style-name="T1">D7</text:span>)</text:p>
      <text:p text:style-name="P8"><text:s text:c="2"/>venceremos siempre//</text:p>
      <text:p text:style-name="P8"/>
      <text:p text:style-name="P4"><text:s text:c="10"/><text:span text:style-name="T1">Gm</text:span></text:p>
      <text:p text:style-name="P8">//¿A qué huele un guerrero</text:p>
      <text:p text:style-name="P4"><text:s text:c="10"/><text:span text:style-name="T1">F</text:span> <text:s text:c="12"/><text:span text:style-name="T1">Gm</text:span> (<text:span text:style-name="T1">D7</text:span>)</text:p>
      <text:p text:style-name="P8"><text:s text:c="2"/>cuando viene de la batalla?//</text:p>
      <text:p text:style-name="P8"/>
      <text:p text:style-name="P4"><text:s text:c="13"/><text:span text:style-name="T1">Gm</text:span> <text:s text:c="4"/><text:span text:style-name="T1">F</text:span></text:p>
      <text:p text:style-name="P8">//Huele a victoria//</text:p>
      <text:p text:style-name="P8"/>
      <text:p text:style-name="P4"><text:s/><text:span text:style-name="T1">Gm</text:span> <text:s text:c="13"/><text:span text:style-name="T1">Am</text:span> <text:s/><text:span text:style-name="T1">Bb</text:span> <text:s text:c="12"/><text:span text:style-name="T1">C</text:span> (<text:span text:style-name="T1">D7</text:span>)</text:p>
      <text:p text:style-name="P8">//Si con Dios pelea, esto sabe a gloria//</text:p>
      <text:p text:style-name="P8"/>
      <text:p text:style-name="P4"><text:s text:c="16"/><text:span text:style-name="T1">Gm</text:span> <text:s text:c="4"/><text:span text:style-name="T1">F</text:span></text:p>
      <text:p text:style-name="P8">//Esto sabe a gloria//</text:p>
      <text:p text:style-name="P8"/>
      <text:p text:style-name="Text_20_body"><text:line-break/><text:span text:style-name="T2">Jehova Gibbor</text:span></text:p>
      <text:p text:style-name="P4"><text:s text:c="2"/><text:span text:style-name="T1">Gm</text:span> <text:s text:c="22"/><text:span text:style-name="T1">F</text:span></text:p>
      <text:p text:style-name="P8">//A la presencia de Jehová tiembla la tierra</text:p>
      <text:p text:style-name="P4"><text:s text:c="2"/><text:span text:style-name="T1">Eb</text:span> <text:s text:c="22"/><text:span text:style-name="T1">D</text:span> <text:span text:style-name="T1">Eb</text:span> <text:span text:style-name="T1">D</text:span></text:p>
      <text:p text:style-name="P8"><text:s text:c="2"/>a la presencia del Dios de Ja-cob//</text:p>
      <text:p text:style-name="P8"/>
      <text:p text:style-name="P8"/>
      <text:p text:style-name="P4"><text:s text:c="2"/><text:span text:style-name="T1">D</text:span> <text:s text:c="23"/><text:span text:style-name="T1">Eb</text:span></text:p>
      <text:p text:style-name="P8">//¿Qué tuviste, oh mar que huíste?</text:p>
      <text:p text:style-name="P4"><text:s text:c="2"/><text:span text:style-name="T1">Cm</text:span> <text:s text:c="22"/><text:span text:style-name="T1">D</text:span> <text:span text:style-name="T1">Eb</text:span> <text:s text:c="2"/><text:span text:style-name="T1">D</text:span></text:p>
      <text:p text:style-name="P8"><text:s/>Tú, oh Jordán que te volvis-te a-trás//</text:p>
      <text:p text:style-name="P8"/>
      <text:p text:style-name="P4"><text:s text:c="2"/><text:span text:style-name="T1">Gm</text:span> <text:s text:c="22"/><text:span text:style-name="T1">F</text:span></text:p>
      <text:p text:style-name="P8">//A la presencia de Jehová tiembla la tierra</text:p>
      <text:p text:style-name="P4"><text:soft-page-break/><text:s text:c="2"/><text:span text:style-name="T1">Eb</text:span> <text:s text:c="22"/><text:span text:style-name="T1">D</text:span> <text:span text:style-name="T1">Eb</text:span> <text:span text:style-name="T1">D</text:span></text:p>
      <text:p text:style-name="P8"><text:s text:c="2"/>a la presencia del Dios de Ja-cob//</text:p>
      <text:p text:style-name="P8"/>
      <text:p text:style-name="P4"><text:s text:c="2"/><text:span text:style-name="T1">D</text:span> <text:s text:c="23"/><text:span text:style-name="T1">Eb</text:span></text:p>
      <text:p text:style-name="P8">//Él convirtió la peña en estanque de agua,</text:p>
      <text:p text:style-name="P4"><text:s text:c="2"/><text:span text:style-name="T1">Cm</text:span> <text:s text:c="15"/><text:span text:style-name="T1">D</text:span></text:p>
      <text:p text:style-name="P8"><text:s text:c="2"/>de agua, de agua viva//</text:p>
      <text:p text:style-name="P8"/>
      <text:p text:style-name="P4"><text:s text:c="11"/><text:span text:style-name="T1">D</text:span> <text:s text:c="10"/><text:span text:style-name="T1">Eb</text:span> <text:s text:c="11"/><text:span text:style-name="T1">Cm</text:span></text:p>
      <text:p text:style-name="P8">//Y ahora salta, ahora salta, ahora salta</text:p>
      <text:p text:style-name="P4"><text:s text:c="12"/><text:span text:style-name="T1">D</text:span> <text:span text:style-name="T1">Eb</text:span> <text:span text:style-name="T1">D</text:span></text:p>
      <text:p text:style-name="P8"><text:s text:c="2"/>para tu Dios//</text:p>
      <text:p text:style-name="P8"/>
      <text:p text:style-name="P4"><text:s text:c="11"/><text:span text:style-name="T1">D</text:span> <text:s text:c="10"/><text:span text:style-name="T1">Eb</text:span> <text:s text:c="11"/><text:span text:style-name="T1">Cm</text:span></text:p>
      <text:p text:style-name="P8">//Y ahora grita, ahora grita, ahora grita</text:p>
      <text:p text:style-name="P4"><text:s text:c="12"/><text:span text:style-name="T1">D</text:span> <text:span text:style-name="T1">Eb</text:span> <text:span text:style-name="T1">D</text:span></text:p>
      <text:p text:style-name="P8"><text:s text:c="2"/>para tu Dios//</text:p>
      <text:p text:style-name="P8"/>
      <text:p text:style-name="P4"><text:s text:c="11"/><text:span text:style-name="T1">D</text:span> <text:s text:c="10"/><text:span text:style-name="T1">Eb</text:span> <text:s text:c="11"/><text:span text:style-name="T1">Cm</text:span></text:p>
      <text:p text:style-name="P8">//Y ahora danza, ahora danza, ahora danza</text:p>
      <text:p text:style-name="P4"><text:s text:c="12"/><text:span text:style-name="T1">D</text:span> <text:span text:style-name="T1">Eb</text:span> <text:span text:style-name="T1">D</text:span></text:p>
      <text:p text:style-name="P8"><text:s text:c="2"/>para tu Dios//</text:p>
      <text:p text:style-name="P8"/>
      <text:p text:style-name="P4"><text:s text:c="11"/><text:span text:style-name="T1">D</text:span> <text:s text:c="10"/><text:span text:style-name="T1">Eb</text:span> <text:s text:c="11"/><text:span text:style-name="T1">Cm</text:span></text:p>
      <text:p text:style-name="P8">//Y ahora corre, ahora corre, ahora corre</text:p>
      <text:p text:style-name="P4"><text:s text:c="12"/><text:span text:style-name="T1">D</text:span> <text:span text:style-name="T1">Eb</text:span> <text:span text:style-name="T1">D</text:span></text:p>
      <text:p text:style-name="P8"><text:s text:c="2"/>para tu Dios//</text:p>
      <text:p text:style-name="Text_20_body"/>
      <text:p text:style-name="P10">Abrio el Mar</text:p>
      <text:p text:style-name="P9"><text:s/><text:span text:style-name="T1">Gm</text:span></text:p>
      <text:p text:style-name="P8">//Abrió el mar</text:p>
      <text:p text:style-name="P4"><text:s text:c="2"/><text:span text:style-name="T1">Eb</text:span></text:p>
      <text:p text:style-name="P8"><text:s text:c="2"/>Abrió el Jordán</text:p>
      <text:p text:style-name="P4"><text:s text:c="2"/><text:span text:style-name="T1">F</text:span> <text:s text:c="22"/><text:span text:style-name="T1">Gm</text:span></text:p>
      <text:p text:style-name="P8"><text:s text:c="2"/>Y a sus enemigos destruyó//</text:p>
      <text:p text:style-name="P8"/>
      <text:p text:style-name="P8">INSTRUMENTAL</text:p>
      <text:p text:style-name="P8"/>
      <text:p text:style-name="P4">//<text:span text:style-name="T1">Gm</text:span> <text:s/><text:span text:style-name="T1">F</text:span>//</text:p>
      <text:p text:style-name="P8"><text:soft-page-break/></text:p>
      <text:p text:style-name="P4"><text:s text:c="2"/><text:span text:style-name="T1">Gm</text:span></text:p>
      <text:p text:style-name="P8"><text:s text:c="2"/>Abrió el mar</text:p>
      <text:p text:style-name="P4"><text:s text:c="2"/><text:span text:style-name="T1">Eb</text:span></text:p>
      <text:p text:style-name="P8"><text:s text:c="2"/>Abrió el Jordán</text:p>
      <text:p text:style-name="P4"><text:s text:c="2"/><text:span text:style-name="T1">F</text:span> <text:s text:c="22"/><text:span text:style-name="T1">Gm</text:span></text:p>
      <text:p text:style-name="P8"><text:s text:c="2"/>Y a sus enemigos destruyó</text:p>
      <text:p text:style-name="P8"/>
      <text:p text:style-name="P8">***Sube de tono***</text:p>
      <text:p text:style-name="P8"/>
      <text:p text:style-name="P4"><text:s text:c="2"/><text:span text:style-name="T1">Am</text:span></text:p>
      <text:p text:style-name="P8"><text:s text:c="2"/>Abrió el mar</text:p>
      <text:p text:style-name="P4"><text:s text:c="2"/><text:span text:style-name="T1">F</text:span></text:p>
      <text:p text:style-name="P8"><text:s text:c="2"/>Abrió el Jordán</text:p>
      <text:p text:style-name="P4"><text:s text:c="2"/><text:span text:style-name="T1">G</text:span> <text:s text:c="22"/><text:span text:style-name="T1">Am</text:span></text:p>
      <text:p text:style-name="P8"><text:s text:c="2"/>Y a sus enemigos destruyó</text:p>
      <text:p text:style-name="Text_20_body"><text:line-break/><text:span text:style-name="T3">Asi como David Danzaba</text:span></text:p>
      <text:p text:style-name="P4"><text:s text:c="2"/><text:span text:style-name="T1">Am</text:span> <text:s text:c="39"/><text:span text:style-name="T1">G</text:span></text:p>
      <text:p text:style-name="P8">//Cuando el Señor hiciere volver la cautividad</text:p>
      <text:p text:style-name="P4"><text:s text:c="11"/><text:span text:style-name="T1">Dm</text:span> <text:s text:c="13"/><text:span text:style-name="T1">E</text:span></text:p>
      <text:p text:style-name="P8"><text:s text:c="2"/>seremos como los que sueñan//</text:p>
      <text:p text:style-name="P8"/>
      <text:p text:style-name="P4"><text:s text:c="2"/><text:span text:style-name="T1">Am</text:span> <text:s text:c="22"/><text:span text:style-name="T1">G</text:span></text:p>
      <text:p text:style-name="P8">//Mi boca llenará de risa, mis labios de alabanza,</text:p>
      <text:p text:style-name="P4"><text:s text:c="2"/><text:span text:style-name="T1">Dm</text:span></text:p>
      <text:p text:style-name="P8"><text:s text:c="2"/>Entonces dirán las naciones:</text:p>
      <text:p text:style-name="P4"><text:s text:c="11"/><text:span text:style-name="T1">E</text:span></text:p>
      <text:p text:style-name="P8"><text:s text:c="2"/>Grandes cosas ha hecho el Señor//</text:p>
      <text:p text:style-name="P8"/>
      <text:p text:style-name="P4"><text:s text:c="10"/><text:span text:style-name="T1">Am</text:span></text:p>
      <text:p text:style-name="P8">//Me gozaré, me gozaré, me gozaré,</text:p>
      <text:p text:style-name="P4"><text:s text:c="20"/><text:span text:style-name="T1">G</text:span></text:p>
      <text:p text:style-name="P8"><text:s text:c="2"/>me gozaré en Jehová. <text:s/>[¡Gózate!]</text:p>
      <text:p text:style-name="P4"><text:s text:c="14"/><text:span text:style-name="T1">Dm</text:span> <text:s text:c="25"/><text:span text:style-name="T1">E</text:span></text:p>
      <text:p text:style-name="P8"><text:s text:c="2"/>Pues ha llevado todo dolor, me ha hecho libre//</text:p>
      <text:p text:style-name="P8"/>
      <text:p text:style-name="P8"/>
      <text:p text:style-name="P4"><text:s text:c="2"/><text:span text:style-name="T1">Am</text:span> <text:s text:c="21"/><text:span text:style-name="T1">G</text:span></text:p>
      <text:p text:style-name="P8"><text:soft-page-break/>//Así como David cantaba, así como David danzaba,</text:p>
      <text:p text:style-name="P4"><text:s text:c="2"/><text:span text:style-name="T1">Dm</text:span> <text:s text:c="28"/><text:span text:style-name="T1">E</text:span></text:p>
      <text:p text:style-name="P8"><text:s text:c="2"/>así como David fluía en su presencia//</text:p>
      <text:p text:style-name="Text_20_body"/>
      <text:p text:style-name="Text_20_body"/>
      <text:p text:style-name="P10">Ya se oye el Shofar</text:p>
      <text:p text:style-name="P9"><text:s text:c="8"/><text:span text:style-name="T1">Am</text:span></text:p>
      <text:p text:style-name="P8">//Ya se oye el shofar</text:p>
      <text:p text:style-name="P4"><text:s text:c="7"/><text:span text:style-name="T1">F</text:span></text:p>
      <text:p text:style-name="P8">En los cielos se oirá</text:p>
      <text:p text:style-name="P4"><text:s text:c="5"/><text:span text:style-name="T1">G</text:span> <text:s text:c="7"/><text:span text:style-name="T1">E</text:span></text:p>
      <text:p text:style-name="P8">A su amada Él</text:p>
      <text:p text:style-name="P4"><text:s text:c="5"/><text:span text:style-name="T1">E7</text:span> <text:span text:style-name="T1">Am</text:span></text:p>
      <text:p text:style-name="P8">Esta llamando//</text:p>
      <text:p text:style-name="P8"/>
      <text:p text:style-name="P8">(coro)</text:p>
      <text:p text:style-name="P8"/>
      <text:p text:style-name="P4"><text:s text:c="2"/><text:span text:style-name="T1">Am</text:span></text:p>
      <text:p text:style-name="P8">//Ven ven ven, ven Señor</text:p>
      <text:p text:style-name="P11">F</text:p>
      <text:p text:style-name="P8">Ven ven ven, ven Señor</text:p>
      <text:p text:style-name="P4"><text:s text:c="4"/><text:span text:style-name="T1">G</text:span> <text:s text:c="6"/><text:span text:style-name="T1">E</text:span></text:p>
      <text:p text:style-name="P8">Esperandote</text:p>
      <text:p text:style-name="P4"><text:s text:c="5"/><text:span text:style-name="T1">E7</text:span> <text:s text:c="3"/><text:span text:style-name="T1">Am</text:span></text:p>
      <text:p text:style-name="P8">Esta tu novia//</text:p>
      <text:p text:style-name="P10"/>
      <text:p text:style-name="P10">Mi copa esta rebosando</text:p>
      <text:p text:style-name="P10"/>
      <text:p text:style-name="P9"><text:s/><text:span text:style-name="T1">Am</text:span> <text:s text:c="20"/><text:span text:style-name="T1">F</text:span></text:p>
      <text:p text:style-name="P8"><text:s/>Con gritos de júbilo le alabaré</text:p>
      <text:p text:style-name="P4"><text:span text:style-name="T1">C</text:span> <text:s text:c="18"/><text:span text:style-name="T1">G</text:span></text:p>
      <text:p text:style-name="P8"><text:s/>ante su presencia yo danzaré</text:p>
      <text:p text:style-name="P4"><text:s/><text:span text:style-name="T1">Am</text:span> <text:s text:c="19"/><text:span text:style-name="T1">F</text:span></text:p>
      <text:p text:style-name="P8"><text:s/>porque Jesucristo es el vencedor</text:p>
      <text:p text:style-name="P4"><text:span text:style-name="T1">Dm7</text:span> <text:s text:c="16"/><text:span text:style-name="T1">Esus4</text:span> <text:s text:c="2"/></text:p>
      <text:p text:style-name="P8"><text:s/>Y su Santo Espíritu llena mi ser.</text:p>
      <text:p text:style-name="P8"/>
      <text:p text:style-name="P8"/>
      <text:p text:style-name="P4"><text:s text:c="12"/><text:span text:style-name="T1">Am</text:span> <text:s text:c="11"/><text:span text:style-name="T1">F</text:span></text:p>
      <text:p text:style-name="P8"><text:soft-page-break/><text:s/>Y es que mi copa esta rebosando</text:p>
      <text:p text:style-name="P4"><text:s text:c="5"/><text:span text:style-name="T1">G</text:span> <text:s text:c="17"/><text:span text:style-name="T1">Am</text:span></text:p>
      <text:p text:style-name="P8"><text:s/>Del gozo del Espíritu de Dios</text:p>
      <text:p text:style-name="P4"><text:s text:c="12"/><text:span text:style-name="T1">Am</text:span> <text:s text:c="11"/><text:span text:style-name="T1">F</text:span> </text:p>
      <text:p text:style-name="P8"><text:s/>y es que mi copa esta rebosando</text:p>
      <text:p text:style-name="P4"><text:s text:c="5"/><text:span text:style-name="T1">G</text:span> <text:s text:c="17"/><text:span text:style-name="T1">Am</text:span></text:p>
      <text:p text:style-name="P8"><text:s/>Del gozo del Espíritu de Dios.</text:p>
      <text:p text:style-name="P10"/>
      <text:p text:style-name="P10">No hay Santo </text:p>
      <text:p text:style-name="P9"><text:s text:c="8"/><text:span text:style-name="T1">Am</text:span></text:p>
      <text:p text:style-name="P8">// No hay santo como el Señor,</text:p>
      <text:p text:style-name="P4"><text:s text:c="10"/><text:span text:style-name="T1">F</text:span></text:p>
      <text:p text:style-name="P8">No hay santo como el Señor,</text:p>
      <text:p text:style-name="P4"><text:s text:c="9"/><text:span text:style-name="T1">G</text:span> <text:s text:c="14"/><text:span text:style-name="T1">Em</text:span> <text:s text:c="9"/><text:span text:style-name="T1">Am</text:span> <text:s text:c="4"/>(<text:span text:style-name="T1">Am7</text:span> - <text:span text:style-name="T1">D</text:span>)</text:p>
      <text:p text:style-name="P8">No hay santo como el Señor, nuestro Dios // <text:s/>[x2]</text:p>
      <text:p text:style-name="P8"/>
      <text:p text:style-name="P8"/>
      <text:p text:style-name="P4"><text:s text:c="6"/><text:span text:style-name="T1">Am</text:span> <text:s text:c="28"/><text:span text:style-name="T1">Am</text:span></text:p>
      <text:p text:style-name="P8">// Mi corazón se regocija en el Señor</text:p>
      <text:p text:style-name="P4"><text:s text:c="7"/><text:span text:style-name="T1">F</text:span></text:p>
      <text:p text:style-name="P8">Mi fortaleza en el Señor se exalta</text:p>
      <text:p text:style-name="P4"><text:s text:c="6"/><text:span text:style-name="T1">G</text:span> <text:s text:c="14"/><text:span text:style-name="T1">Em</text:span> <text:s text:c="19"/><text:span text:style-name="T1">Am</text:span> <text:s text:c="4"/>(<text:span text:style-name="T1">Fmaj7</text:span> - <text:span text:style-name="T1">Em7</text:span>)</text:p>
      <text:p text:style-name="P8">Mi boca cantará sin temor contra mis adversarios // (x2)</text:p>
      <text:p text:style-name="P8"/>
      <text:p text:style-name="P8"/>
      <text:p text:style-name="P4"><text:span text:style-name="T1">Fmaj7</text:span> <text:s text:c="11"/><text:span text:style-name="T1">Em7</text:span> <text:s text:c="4"/><text:span text:style-name="T1">Am</text:span> <text:s text:c="3"/><text:span text:style-name="T1">G</text:span> <text:s text:c="4"/><text:span text:style-name="T1">Am</text:span> <text:s text:c="4"/>(<text:span text:style-name="T1">Am</text:span> - <text:span text:style-name="T1">G</text:span>)</text:p>
      <text:p text:style-name="P8"><text:s text:c="2"/>Por cuanto me regocijo en su salvación</text:p>
      <text:p text:style-name="P4"><text:span text:style-name="T1">F</text:span> <text:s text:c="16"/><text:span text:style-name="T1">G</text:span> <text:s text:c="10"/>(<text:span text:style-name="T1">A</text:span> - <text:span text:style-name="T1">B</text:span> - <text:span text:style-name="T1">C</text:span> - <text:span text:style-name="T1">E</text:span>) (SOLO NOTAS)</text:p>
      <text:p text:style-name="P8"><text:s text:c="2"/>Diré que no hay Dios como mi Dios.</text:p>
      <text:p text:style-name="P8"/>
      <text:p text:style-name="P4"><text:span text:style-name="T1">Fmaj7</text:span> <text:s text:c="13"/><text:span text:style-name="T1">Em7</text:span> <text:s text:c="2"/><text:span text:style-name="T1">Am</text:span> <text:s text:c="4"/><text:span text:style-name="T1">G</text:span> <text:s text:c="4"/><text:span text:style-name="T1">Am</text:span> <text:s text:c="4"/>(<text:span text:style-name="T1">Am</text:span> - <text:span text:style-name="T1">G</text:span>)</text:p>
      <text:p text:style-name="P8"><text:s text:c="2"/>Por cuanto me regocijo en su salvación</text:p>
      <text:p text:style-name="P4"><text:span text:style-name="T1">Dm</text:span> <text:s text:c="15"/><text:span text:style-name="T1">Dm/B</text:span> <text:s text:c="11"/><text:span text:style-name="T1">E</text:span> <text:s text:c="4"/>(<text:span text:style-name="T1">E</text:span>-<text:span text:style-name="T1">G#</text:span>-<text:span text:style-name="T1">D</text:span>-<text:span text:style-name="T1">G</text:span>) Las 4 Notas como un Acorde</text:p>
      <text:p text:style-name="P8"><text:s text:c="2"/>Diré que no hay Dios como el Señor.</text:p>
      <text:p text:style-name="P8"/>
      <text:p text:style-name="P8"/>
      <text:p text:style-name="P8"/>
      <text:p text:style-name="P4"><text:s text:c="8"/><text:span text:style-name="T1">Am</text:span></text:p>
      <text:p text:style-name="P8">// No hay santo como el Señor,</text:p>
      <text:p text:style-name="P4"><text:soft-page-break/><text:s text:c="10"/><text:span text:style-name="T1">F</text:span></text:p>
      <text:p text:style-name="P8">No hay santo como el Señor,</text:p>
      <text:p text:style-name="P4"><text:s text:c="9"/><text:span text:style-name="T1">G</text:span> <text:s text:c="14"/><text:span text:style-name="T1">Em</text:span> <text:s text:c="9"/><text:span text:style-name="T1">Am</text:span> <text:s text:c="4"/>(<text:span text:style-name="T1">Am7</text:span> - <text:span text:style-name="T1">D</text:span>)</text:p>
      <text:p text:style-name="P8">No hay santo como el Señor, nuestro Dios // <text:s/>[x2]</text:p>
      <text:p text:style-name="P8"/>
      <text:p text:style-name="P8"/>
      <text:p text:style-name="P4"><text:s text:c="7"/><text:span text:style-name="T1">Am</text:span></text:p>
      <text:p text:style-name="P8">No hay santo como el Señor,</text:p>
      <text:p text:style-name="P4"><text:s text:c="10"/><text:span text:style-name="T1">F</text:span></text:p>
      <text:p text:style-name="P8">No hay santo como el Señor,</text:p>
      <text:p text:style-name="P4"><text:s text:c="9"/><text:span text:style-name="T1">G</text:span> <text:s text:c="14"/><text:span text:style-name="T1">Em</text:span> <text:s text:c="9"/><text:span text:style-name="T1">Am</text:span></text:p>
      <text:p text:style-name="P8">No hay santo como el Señor, nuestro Dios</text:p>
      <text:p text:style-name="P8"/>
      <text:p text:style-name="P4"><text:span text:style-name="T1">Fmaj7</text:span> <text:s/><text:span text:style-name="T1">G</text:span> <text:s text:c="2"/><text:span text:style-name="T1">Am</text:span></text:p>
      <text:p text:style-name="P8">nuestro Dios <text:s/>[x3]</text:p>
      <text:h text:style-name="Heading_20_1" text:outline-level="1"><text:line-break/><text:span text:style-name="T3">Danza de Amor</text:span></text:h>
      <text:p text:style-name="P16">Em Am B</text:p>
      <text:p text:style-name="P4">INTRO- CON TROMPETAS</text:p>
      <text:p text:style-name="P4">//<text:span text:style-name="T1">C</text:span>,<text:span text:style-name="T1">G</text:span>,<text:span text:style-name="T1">Am</text:span>,<text:span text:style-name="T1">B</text:span>//</text:p>
      <text:p text:style-name="P8"/>
      <text:p text:style-name="P11">Em</text:p>
      <text:p text:style-name="P8">Las bodas del cordero ya se acercan</text:p>
      <text:p text:style-name="P11">Am</text:p>
      <text:p text:style-name="P8">estamos a las puertas de esta fiesta</text:p>
      <text:p text:style-name="P4"><text:span text:style-name="T1">C</text:span> <text:s text:c="15"/><text:span text:style-name="T1">Am</text:span> <text:s text:c="11"/><text:span text:style-name="T1">B</text:span></text:p>
      <text:p text:style-name="P8">con vestido de lino fino me presentare</text:p>
      <text:p text:style-name="P8"/>
      <text:p text:style-name="P8"/>
      <text:p text:style-name="P8">precoro:</text:p>
      <text:p text:style-name="P8"/>
      <text:p text:style-name="P11">Em</text:p>
      <text:p text:style-name="P8">sin mancha y sin arruga</text:p>
      <text:p text:style-name="P4"><text:span text:style-name="T1">G</text:span>-<text:span text:style-name="T1">Am</text:span></text:p>
      <text:p text:style-name="P8">sera mi vestimenta</text:p>
      <text:p text:style-name="P4"><text:span text:style-name="T1">Cm</text:span> <text:s text:c="13"/><text:span text:style-name="T1">Am</text:span> <text:s text:c="6"/><text:span text:style-name="T1">B</text:span></text:p>
      <text:p text:style-name="P8">de la mano de mi amado danzare</text:p>
      <text:p text:style-name="P8"/>
      <text:p text:style-name="P8"><text:soft-page-break/></text:p>
      <text:p text:style-name="P8">coro:</text:p>
      <text:p text:style-name="P4"><text:span text:style-name="T1">C</text:span> <text:s text:c="28"/><text:span text:style-name="T1">G</text:span></text:p>
      <text:p text:style-name="P8">esta es la danza, es la danza de amor</text:p>
      <text:p text:style-name="P4"><text:span text:style-name="T1">Am</text:span> <text:s text:c="31"/><text:span text:style-name="T1">B</text:span></text:p>
      <text:p text:style-name="P8">esta es la danza que danzo con mi amado</text:p>
      <text:p text:style-name="P8"/>
      <text:p text:style-name="P4"><text:span text:style-name="T1">C</text:span> <text:s text:c="29"/><text:span text:style-name="T1">G</text:span></text:p>
      <text:p text:style-name="P8">esta es la danza es la danza de amor</text:p>
      <text:p text:style-name="P4"><text:span text:style-name="T1">Am</text:span> <text:s text:c="25"/><text:span text:style-name="T1">B</text:span></text:p>
      <text:p text:style-name="P8">esta es la danza de los enamorados</text:p>
      <text:p text:style-name="P8"/>
      <text:p text:style-name="P14">INTRO- CON TROMPETAS</text:p>
      <text:p text:style-name="P14">//<text:span text:style-name="T1">C</text:span>,<text:span text:style-name="T1">G</text:span>,<text:span text:style-name="T1">Am</text:span>,<text:span text:style-name="T1">B</text:span>// <text:span text:style-name="T4">x2</text:span></text:p>
      <text:p text:style-name="Text_20_body"/>
      <text:p text:style-name="P10">Cantos de Liberacion</text:p>
      <text:p text:style-name="P15">Trompeta <text:s/><text:span text:style-name="T4">B</text:span><text:span text:style-name="T1">m</text:span>-<text:span text:style-name="T4">E</text:span><text:span text:style-name="T1">m</text:span>-<text:span text:style-name="T5">A</text:span>-<text:span text:style-name="T4">F</text:span><text:span text:style-name="T5">#</text:span>-<text:span text:style-name="T4">B</text:span><text:span text:style-name="T1">m</text:span></text:p>
      <text:p text:style-name="P9">Trompeta <text:s/><text:span text:style-name="T1">Cm</text:span>-<text:span text:style-name="T1">Fm</text:span>-<text:span text:style-name="T1">Bb</text:span>-<text:span text:style-name="T1">G</text:span>-<text:span text:style-name="T1">Cm</text:span></text:p>
      <text:p text:style-name="P8"/>
      <text:p text:style-name="P4"><text:s text:c="8"/><text:span text:style-name="T1">Cm</text:span></text:p>
      <text:p text:style-name="P8">// Cantos de liberación</text:p>
      <text:p text:style-name="P4"><text:s text:c="7"/><text:span text:style-name="T1">Fm</text:span></text:p>
      <text:p text:style-name="P8">Son los que me rodearan</text:p>
      <text:p text:style-name="P4"><text:s text:c="6"/><text:span text:style-name="T1">Bb</text:span> <text:s text:c="9"/><text:span text:style-name="T1">G</text:span></text:p>
      <text:p text:style-name="P8">Al Shofar del jubileo</text:p>
      <text:p text:style-name="P4"><text:s text:c="9"/><text:span text:style-name="T1">Cm</text:span></text:p>
      <text:p text:style-name="P8">Las cadenas se abren ya //</text:p>
      <text:p text:style-name="P8"/>
      <text:p text:style-name="P8">Coro:</text:p>
      <text:p text:style-name="P4"><text:s text:c="5"/><text:span text:style-name="T1">Fm</text:span> <text:s text:c="8"/><text:span text:style-name="T1">Cm</text:span></text:p>
      <text:p text:style-name="P8">El triste tiene vino</text:p>
      <text:p text:style-name="P4"><text:s text:c="4"/><text:span text:style-name="T1">Fm</text:span> <text:s text:c="10"/><text:span text:style-name="T1">Cm</text:span></text:p>
      <text:p text:style-name="P8">El ansioso tiene paz</text:p>
      <text:p text:style-name="P4"><text:s text:c="5"/><text:span text:style-name="T1">Fm</text:span> <text:s text:c="8"/><text:span text:style-name="T1">Cm</text:span> <text:s text:c="4"/><text:span text:style-name="T1">Fm</text:span> <text:s text:c="4"/><text:span text:style-name="T1">G</text:span></text:p>
      <text:p text:style-name="P8">Pues hoy ha llegado tu libertad</text:p>
      <text:p text:style-name="P4"><text:s text:c="4"/><text:span text:style-name="T1">Fm</text:span> <text:s text:c="12"/><text:span text:style-name="T1">Cm</text:span></text:p>
      <text:p text:style-name="P8">E cansado tiene fuerza</text:p>
      <text:p text:style-name="P4"><text:s text:c="6"/><text:span text:style-name="T1">Fm</text:span> <text:s text:c="7"/><text:span text:style-name="T1">Cm</text:span></text:p>
      <text:p text:style-name="P8">El enfermo sanidad</text:p>
      <text:p text:style-name="P4"><text:s text:c="6"/><text:span text:style-name="T1">Fm</text:span> <text:s text:c="7"/><text:span text:style-name="T1">Cm</text:span></text:p>
      <text:p text:style-name="P8"><text:soft-page-break/>El pecador se arrepiente</text:p>
      <text:p text:style-name="P4"><text:s text:c="6"/><text:span text:style-name="T1">Fm</text:span> <text:s text:c="7"/><text:span text:style-name="T1">G</text:span></text:p>
      <text:p text:style-name="P8">Y limpio queda ya</text:p>
      <text:p text:style-name="P4"><text:s text:c="8"/><text:span text:style-name="T1">Cm</text:span></text:p>
      <text:p text:style-name="P8">Hay libertad</text:p>
      <text:p text:style-name="P10">La Mesa</text:p>
      <text:p text:style-name="P9"><text:span text:style-name="T1">Am</text:span> <text:s text:c="21"/><text:span text:style-name="T1">G/B</text:span> <text:s/><text:span text:style-name="T1">C</text:span></text:p>
      <text:p text:style-name="P8"><text:s text:c="3"/>Reconocerán que Jesús es Dios</text:p>
      <text:p text:style-name="P4"><text:span text:style-name="T1">Dm</text:span> <text:s text:c="9"/><text:span text:style-name="T1">G</text:span> <text:s text:c="7"/><text:span text:style-name="T1">Am</text:span></text:p>
      <text:p text:style-name="P8">Toda lengua lo confesará</text:p>
      <text:p text:style-name="P4"><text:s text:c="20"/><text:span text:style-name="T1">G/B</text:span> <text:s/><text:span text:style-name="T1">C</text:span></text:p>
      <text:p text:style-name="P8">No habrá duda ni argumento</text:p>
      <text:p text:style-name="P4"><text:span text:style-name="T1">Dm</text:span> <text:s text:c="15"/><text:span text:style-name="T1">G</text:span> <text:s text:c="12"/><text:span text:style-name="T1">Am</text:span></text:p>
      <text:p text:style-name="P8">Esta sentado a la diestra del Señor</text:p>
      <text:p text:style-name="P8"/>
      <text:p text:style-name="P8"/>
      <text:p text:style-name="P4"><text:span text:style-name="T1">F</text:span> <text:s text:c="14"/><text:span text:style-name="T1">C</text:span> <text:s text:c="3"/><text:span text:style-name="T1">E</text:span> <text:s text:c="20"/><text:span text:style-name="T1">Am</text:span></text:p>
      <text:p text:style-name="P8"><text:s text:c="4"/>Se le vanta hoy, el canto de los redimidos</text:p>
      <text:p text:style-name="P4"><text:span text:style-name="T1">F</text:span> <text:s text:c="11"/><text:span text:style-name="T1">C</text:span> <text:s text:c="3"/><text:span text:style-name="T1">E</text:span> <text:s text:c="10"/><text:span text:style-name="T1">Am</text:span></text:p>
      <text:p text:style-name="P8"><text:s text:c="4"/>Jesús es Dios, Mesías escogido</text:p>
      <text:p text:style-name="P8"/>
      <text:p text:style-name="P8"/>
      <text:p text:style-name="P4"><text:s text:c="2"/><text:span text:style-name="T1">Am</text:span> <text:s/><text:span text:style-name="T1">G</text:span> <text:span text:style-name="T1">F</text:span> <text:span text:style-name="T1">Em</text:span> <text:s/><text:span text:style-name="T1">F</text:span> <text:s text:c="23"/><text:span text:style-name="T1">Am</text:span></text:p>
      <text:p text:style-name="P8">// El preparará mesa delante de mis enemigos</text:p>
      <text:p text:style-name="P4"><text:span text:style-name="T1">G</text:span> <text:s text:c="7"/><text:span text:style-name="T1">Dm</text:span></text:p>
      <text:p text:style-name="P8">Yo cenaré y beveré//</text:p>
      <text:p text:style-name="P10"/>
      <text:p text:style-name="P10"/>
      <text:p text:style-name="P10"/>
      <text:p text:style-name="P10">Bueno es Dios</text:p>
      <text:p text:style-name="P9"><text:s text:c="3"/><text:span text:style-name="T1">G#</text:span> <text:s text:c="16"/><text:span text:style-name="T1">D#</text:span> <text:s text:c="6"/><text:span text:style-name="T1">Bb</text:span>-<text:span text:style-name="T1">D</text:span> <text:s text:c="11"/><text:span text:style-name="T1">Cm</text:span></text:p>
      <text:p text:style-name="P8">//Se burlaban de mí los enemigos <text:s text:c="4"/>de <text:s text:c="4"/>la <text:s text:c="5"/>fe</text:p>
      <text:p text:style-name="P4"><text:s text:c="6"/><text:span text:style-name="T1">G#9</text:span> <text:s/><text:span text:style-name="T1">Fm</text:span> <text:s text:c="10"/><text:span text:style-name="T1">Gsus</text:span> <text:s text:c="4"/><text:span text:style-name="T1">G</text:span></text:p>
      <text:p text:style-name="P8">Y clamaban no hay salvación para él</text:p>
      <text:p text:style-name="P4"><text:s text:c="9"/><text:span text:style-name="T1">G#</text:span> <text:s text:c="21"/><text:span text:style-name="T1">D#</text:span> <text:s text:c="8"/><text:span text:style-name="T1">Bb</text:span>-<text:span text:style-name="T1">D</text:span> <text:s/><text:span text:style-name="T1">Cm</text:span></text:p>
      <text:p text:style-name="P8">Más yo tomado de su mano este desierto <text:s text:c="6"/>pasaré</text:p>
      <text:p text:style-name="P4"><text:s text:c="8"/><text:span text:style-name="T1">G#</text:span> <text:s text:c="3"/><text:span text:style-name="T1">Fm</text:span> <text:s text:c="8"/><text:span text:style-name="T1">Gsus</text:span> <text:s text:c="3"/><text:span text:style-name="T1">G</text:span></text:p>
      <text:p text:style-name="P8">Estoy seguro de mi salvación</text:p>
      <text:p text:style-name="P4"><text:s text:c="8"/><text:span text:style-name="T1">G#</text:span> <text:s text:c="3"/><text:span text:style-name="T1">Fm</text:span> <text:s text:c="4"/><text:span text:style-name="T1">Gsus</text:span> <text:s text:c="4"/><text:span text:style-name="T1">Cm</text:span></text:p>
      <text:p text:style-name="P8"><text:soft-page-break/>Estoy seguro de mi salvación <text:s text:c="2"/>//</text:p>
      <text:p text:style-name="P8"/>
      <text:p text:style-name="P4"><text:s text:c="10"/><text:span text:style-name="T1">Cm</text:span></text:p>
      <text:p text:style-name="P8">No me avergüenzo</text:p>
      <text:p text:style-name="P4"><text:s text:c="13"/><text:span text:style-name="T1">Cm</text:span></text:p>
      <text:p text:style-name="P8">del evangelio que ha sido gran poder</text:p>
      <text:p text:style-name="P4"><text:span text:style-name="T1">Cm</text:span> <text:s text:c="31"/><text:span text:style-name="T1">Eb</text:span></text:p>
      <text:p text:style-name="P8">y libertad de la verdad gracias a él,</text:p>
      <text:p text:style-name="P4"><text:s text:c="5"/><text:span text:style-name="T1">Fm</text:span> <text:s text:c="7"/><text:span text:style-name="T1">G7</text:span> <text:s text:c="10"/><text:span text:style-name="T1">Cm</text:span></text:p>
      <text:p text:style-name="P8">hoy levanto el nombre de Jehová.//2</text:p>
      <text:p text:style-name="P8"/>
      <text:p text:style-name="P4"><text:s text:c="9"/><text:span text:style-name="T1">Ab</text:span> <text:s text:c="8"/><text:span text:style-name="T1">Eb</text:span></text:p>
      <text:p text:style-name="P8">Hoy me encuentro en corros</text:p>
      <text:p text:style-name="P4"><text:span text:style-name="T1">Bb</text:span> <text:s text:c="11"/><text:span text:style-name="T1">Cm</text:span></text:p>
      <text:p text:style-name="P8">porque lo que siento</text:p>
      <text:p text:style-name="P4"><text:s text:c="3"/><text:span text:style-name="T1">Ab</text:span> <text:s text:c="3"/><text:span text:style-name="T1">Eb</text:span> <text:span text:style-name="T1">Bb</text:span> <text:s text:c="8"/><text:span text:style-name="T1">Cm</text:span></text:p>
      <text:p text:style-name="P8">es salvación en mi corazón</text:p>
      <text:p text:style-name="P8"/>
      <text:p text:style-name="P4"><text:s text:c="4"/><text:span text:style-name="T1">Ab</text:span> <text:s text:c="10"/><text:span text:style-name="T1">Eb</text:span></text:p>
      <text:p text:style-name="P8">Hoy levanto mis pies,</text:p>
      <text:p text:style-name="P4"><text:span text:style-name="T1">Bb</text:span> <text:s text:c="8"/><text:span text:style-name="T1">Cm</text:span></text:p>
      <text:p text:style-name="P8">no me cansaré</text:p>
      <text:p text:style-name="P4"><text:s text:c="3"/><text:span text:style-name="T1">Ab</text:span> <text:s text:c="3"/><text:span text:style-name="T1">Eb</text:span> <text:s/><text:span text:style-name="T1">Bb</text:span> <text:s text:c="8"/><text:span text:style-name="T1">Cm</text:span></text:p>
      <text:p text:style-name="P8">hay salvación en mi corazón.</text:p>
      <text:p text:style-name="P8"/>
      <text:p text:style-name="P4"><text:s text:c="8"/><text:span text:style-name="T1">Ab</text:span></text:p>
      <text:p text:style-name="P8">Bueno es Dios</text:p>
      <text:p text:style-name="P4"><text:s text:c="8"/><text:span text:style-name="T1">Eb</text:span></text:p>
      <text:p text:style-name="P8">Bueno es Dios</text:p>
      <text:p text:style-name="P4"><text:s text:c="8"/><text:span text:style-name="T1">Bb</text:span></text:p>
      <text:p text:style-name="P8">Bueno es Dios</text:p>
      <text:p text:style-name="P4"><text:s text:c="8"/><text:span text:style-name="T1">Cm</text:span></text:p>
      <text:p text:style-name="P8">Bueno es Dios</text:p>
      <text:p text:style-name="P10"><text:s/></text:p>
      <text:p text:style-name="P10">Grita Canta Danza</text:p>
      <text:p text:style-name="P9">(CORO)</text:p>
      <text:p text:style-name="P4"><text:s/><text:span text:style-name="T1">Cm</text:span> <text:s text:c="37"/><text:span text:style-name="T1">Ab</text:span></text:p>
      <text:p text:style-name="P8">Grita, canta, danza alegremente en su presencia</text:p>
      <text:p text:style-name="P4"><text:s text:c="33"/><text:span text:style-name="T1">Bb</text:span></text:p>
      <text:p text:style-name="P8"><text:soft-page-break/>Gira, salta dando vueltas para Cristo</text:p>
      <text:p text:style-name="P4"><text:s text:c="11"/><text:span text:style-name="T1">G7</text:span> <text:s text:c="18"/><text:span text:style-name="T1">Cm</text:span> <text:s text:c="5"/><text:span text:style-name="T1">G7</text:span></text:p>
      <text:p text:style-name="P8">Él vive y vive para siempre es el Rey</text:p>
      <text:p text:style-name="P8"/>
      <text:p text:style-name="P8"/>
      <text:p text:style-name="P8"/>
      <text:p text:style-name="P4"><text:s text:c="8"/><text:span text:style-name="T1">Cm</text:span> <text:s text:c="22"/><text:span text:style-name="T1">Bb</text:span></text:p>
      <text:p text:style-name="P8">Te alabaré, te exaltaré y te agradeceré</text:p>
      <text:p text:style-name="P4"><text:s text:c="5"/><text:span text:style-name="T1">Eb</text:span></text:p>
      <text:p text:style-name="P8">Tu grande amor Jesús</text:p>
      <text:p text:style-name="P4"><text:s text:c="4"/><text:span text:style-name="T1">Ab</text:span> <text:s text:c="20"/><text:span text:style-name="T1">Cm</text:span></text:p>
      <text:p text:style-name="P8">Cambiaste mi lamento en alabanza</text:p>
      <text:p text:style-name="P4"><text:s text:c="2"/><text:span text:style-name="T1">Bb</text:span> <text:s text:c="8"/><text:span text:style-name="T1">G7</text:span> <text:s text:c="6"/><text:span text:style-name="T1">Cm</text:span> <text:s text:c="3"/><text:span text:style-name="T1">G7</text:span></text:p>
      <text:p text:style-name="P8">Sanaste mi herido corazón</text:p>
      <text:p text:style-name="P10"/>
      <text:p text:style-name="P10">Yo tengo Gozo</text:p>
      <text:p text:style-name="P9">Intro: B <text:s/>B <text:s/>B <text:s/>B <text:s/>B <text:s/>B</text:p>
      <text:p text:style-name="P2"><text:s text:c="7"/>Em <text:s/>B <text:s/>Em</text:p>
      <text:p text:style-name="P2"><text:s text:c="7"/>Em <text:s/>B <text:s/>B <text:s/>C <text:s/>B <text:s/>A <text:s/>G <text:s/>F# <text:s/>E <text:s/>B</text:p>
      <text:p text:style-name="P1"/>
      <text:p text:style-name="P2"><text:s text:c="9"/>Em <text:s text:c="25"/>B</text:p>
      <text:p text:style-name="P1">Estoy contento porque en El tengo la vida</text:p>
      <text:p text:style-name="P2"><text:s text:c="33"/>Em</text:p>
      <text:p text:style-name="P1">La Vida eterna que Jesucristo me dio</text:p>
      <text:p text:style-name="P2"><text:s text:c="35"/>B</text:p>
      <text:p text:style-name="P1">Yo tengo gozo, tengo paz, tengo alegria</text:p>
      <text:p text:style-name="P2">B <text:s/>C <text:s/>B <text:s text:c="5"/>A <text:s/>G <text:s/>F# Em</text:p>
      <text:p text:style-name="P1">Ca-mi-no al cie-lo yo voy</text:p>
      <text:p text:style-name="P1"/>
      <text:p text:style-name="P2"><text:s text:c="2"/>B <text:s text:c="5"/>Em <text:s text:c="26"/>B</text:p>
      <text:p text:style-name="P1">Esta alegria que yo siento aqui en mi vida</text:p>
      <text:p text:style-name="P2"><text:s text:c="38"/>Em</text:p>
      <text:p text:style-name="P1">yo no la cambio por la gloria de este mundo</text:p>
      <text:p text:style-name="P2"><text:s text:c="32"/>B</text:p>
      <text:p text:style-name="P1">estaba muerto y Jesus me dio la vida</text:p>
      <text:p text:style-name="P2">B <text:s/>C <text:s/>B <text:s text:c="5"/>A <text:s/>G <text:s/>F# Em</text:p>
      <text:p text:style-name="P1">Ca-mi-no al cie-lo yo voy</text:p>
      <text:p text:style-name="P1"/>
      <text:p text:style-name="P2"><text:s text:c="4"/>B <text:s text:c="3"/>Em <text:s text:c="13"/>B</text:p>
      <text:p text:style-name="P1">Yo tengo gozo, tengo alegria</text:p>
      <text:p text:style-name="P2"><text:s text:c="38"/>Em</text:p>
      <text:p text:style-name="P1">Tengo a Jesus, tengo la paz, tengo la vida</text:p>
      <text:p text:style-name="P2"><text:s text:c="25"/>B</text:p>
      <text:p text:style-name="P1">Yo tengo gozo, tengo alegria</text:p>
      <text:p text:style-name="P2">B <text:s/>C <text:s/>B <text:s text:c="5"/>A <text:s/>G <text:s/>F# Em</text:p>
      <text:p text:style-name="P5">Ca-mi-no al cie-lo yo voy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0:42:41.268848165</meta:creation-date>
    <dc:date>2023-12-30T14:24:58.356737166</dc:date>
    <meta:editing-duration>PT6H14M13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13" meta:paragraph-count="403" meta:word-count="1572" meta:character-count="10408" meta:non-whitespace-character-count="5748"/>
  </office:meta>
</office:document-meta>
</file>